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9000001F45DF333E34B1F2B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oma" svg:font-family="Loma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fffff" style:text-line-through-style="none" style:text-line-through-type="none" style:font-name="DejaVu Sans" fo:font-size="54pt" fo:font-weight="bold" officeooo:rsid="000e58eb" officeooo:paragraph-rsid="000e58eb" style:font-size-asian="54pt" style:font-weight-asian="bold" style:font-size-complex="54pt" style:font-weight-complex="bold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54pt" style:font-size-asian="54pt" style:font-size-complex="54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3in" svg:y="-0.0374in" svg:width="3.2602in" svg:height="5.2083in" draw:z-index="0"><draw:image xlink:href="Pictures/1000020100000139000001F45DF333E34B1F2BFD.png" xlink:type="simple" xlink:show="embed" xlink:actuate="onLoad"/></draw:frame></text:p>
      <text:p text:style-name="P1"/>
      <text:p text:style-name="P1"><text:s/>SK </text:p>
      <text:p text:style-name="P1"><text:s text:c="2"/>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pitch="variable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oma" svg:font-family="Loma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2:27:07.791156011</meta:creation-date>
    <dc:date>2016-10-13T13:08:36.952613859</dc:date>
    <meta:editing-duration>PT15S</meta:editing-duration>
    <meta:editing-cycles>1</meta:editing-cycles>
    <meta:document-statistic meta:table-count="0" meta:image-count="1" meta:object-count="0" meta:page-count="1" meta:paragraph-count="2" meta:word-count="2" meta:character-count="8" meta:non-whitespace-character-count="3"/>
    <meta:generator>LibreOffice/5.1.4.2$Linux_X86_64 LibreOffice_project/10m0$Build-2</meta:generator>
  </office:meta>
</office:document-meta>
</file>